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2cm" style:rel-column-width="20310*"/>
    </style:style>
    <style:style style:name="Table17.B" style:family="table-column">
      <style:table-column-properties style:column-width="4.819cm" style:rel-column-width="18601*"/>
    </style:style>
    <style:style style:name="Table17.C" style:family="table-column">
      <style:table-column-properties style:column-width="6.897cm" style:rel-column-width="26624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Treefooter"/>Treefooter<text:bookmark-end text:name="Treefooter"/></text:h>
      <text:p text:style-name="P14"><text:span text:style-name="Source_20_Text">Treefoot and Treefooter</text:span> are used for <text:a xlink:type="simple" xlink:href="#Tree"><text:span text:style-name="Source_20_Text">Tree</text:span></text:a>. <text:span text:style-name="Source_20_Text">Treefooter</text:span> is made by HTML TD, not DIV, maybe someone will confuse with <text:span text:style-name="Source_20_Text">Tree</text:span>'s footer region, they are the same CSS name in the case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tree.css.dsp?view=markup">The CSS source of Treefooter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954cm" svg:height="5.106cm" draw:z-index="0"><draw:image xlink:href="../images/tree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2.219cm" draw:z-index="1"><draw:image xlink:href="../images/treefooter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ree-foot,</text:span></text:p>
            <text:p text:style-name="P3"><text:span text:style-name="Source_20_Text">z-tree-footer</text:span></text:p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ext:soft-page-break/>
        <table:table-row>
          <table:table-cell table:style-name="Table17.A2" office:value-type="string">
            <text:p text:style-name="P7">div.z-tree-footer td.z-tree-footer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5">cursor: pointer; padding: 0 2px; font-size: <text:span text:style-name="T2">${fontSizeM}</text:span>; font-weight: normal; overflow: hidden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tree-footer-cnt</text:span></text:span></text:p>
          </table:table-cell>
          <table:table-cell table:style-name="Table17.B2" office:value-type="string">
            <text:p text:style-name="P4">Font size of the content</text:p>
          </table:table-cell>
          <table:table-cell table:style-name="Table17.C2" office:value-type="string">
            <text:p text:style-name="P15">border: 0; margin: 0; padding: 0; font-family: <text:span text:style-name="T2">${fontFamilyC}</text:span>; font-size: <text:span text:style-name="T2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30:58</dc:date>
    <meta:editing-cycles>28</meta:editing-cycles>
    <meta:editing-duration>PT5H34M4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1" meta:word-count="121" meta:character-count="736"/>
  </office:meta>
</office:document-meta>
</file>